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1.A117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rsid="0011a14b" officeooo:paragraph-rsid="0011a14b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11a14b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2c56c" officeooo:paragraph-rsid="0012c56c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389e9" officeooo:paragraph-rsid="001389e9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rsid="001389e9" officeooo:paragraph-rsid="001389e9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38f7bc" officeooo:paragraph-rsid="0038f7bc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3dda1e" officeooo:paragraph-rsid="003dda1e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rsid="0041876f" officeooo:paragraph-rsid="0041876f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41876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15d5d6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169370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rsid="0014fc6d" officeooo:paragraph-rsid="0014fc6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169370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19165e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rsid="00169370" officeooo:paragraph-rsid="00169370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840f8" officeooo:paragraph-rsid="001840f8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9165e" officeooo:paragraph-rsid="0019165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9a34b" officeooo:paragraph-rsid="0019a34b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1a23c1" officeooo:paragraph-rsid="001a23c1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aca72" officeooo:paragraph-rsid="001aca72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rsid="001aca72" officeooo:paragraph-rsid="001c05d0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1c05d0" officeooo:paragraph-rsid="001c05d0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1c05d0" officeooo:paragraph-rsid="001c05d0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1cc47c" officeooo:paragraph-rsid="001cc47c"/>
    </style:style>
    <style:style style:name="P28" style:family="paragraph" style:parent-style-name="Table_20_Contents">
      <style:text-properties officeooo:rsid="001cc47c" officeooo:paragraph-rsid="001cc47c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c47c" officeooo:paragraph-rsid="001cc47c" style:font-weight-asian="bold" style:font-weight-complex="bold"/>
    </style:style>
    <style:style style:name="P30" style:family="paragraph" style:parent-style-name="Standard">
      <style:text-properties officeooo:rsid="0025d200" officeooo:paragraph-rsid="0025d200"/>
    </style:style>
    <style:style style:name="P31" style:family="paragraph" style:parent-style-name="Table_20_Contents">
      <style:text-properties officeooo:rsid="0025d200" officeooo:paragraph-rsid="0025d200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25d200" officeooo:paragraph-rsid="0025d200"/>
    </style:style>
    <style:style style:name="P33" style:family="paragraph" style:parent-style-name="Table_20_Contents">
      <style:text-properties officeooo:rsid="001e3589" officeooo:paragraph-rsid="001e3589"/>
    </style:style>
    <style:style style:name="P34" style:family="paragraph" style:parent-style-name="Table_20_Contents">
      <style:text-properties officeooo:rsid="00201dd2" officeooo:paragraph-rsid="00201dd2"/>
    </style:style>
    <style:style style:name="P35" style:family="paragraph" style:parent-style-name="Table_20_Contents">
      <style:text-properties officeooo:rsid="00201dd2" officeooo:paragraph-rsid="0021ea88"/>
    </style:style>
    <style:style style:name="P36" style:family="paragraph" style:parent-style-name="Table_20_Contents">
      <style:text-properties officeooo:rsid="00201dd2" officeooo:paragraph-rsid="0023527a"/>
    </style:style>
    <style:style style:name="P37" style:family="paragraph" style:parent-style-name="Table_20_Contents">
      <style:text-properties officeooo:rsid="00201dd2" officeooo:paragraph-rsid="0023706b"/>
    </style:style>
    <style:style style:name="P38" style:family="paragraph" style:parent-style-name="Table_20_Contents">
      <style:text-properties officeooo:rsid="00201dd2" officeooo:paragraph-rsid="002535da"/>
    </style:style>
    <style:style style:name="P39" style:family="paragraph" style:parent-style-name="Table_20_Contents">
      <style:text-properties officeooo:rsid="00217aba" officeooo:paragraph-rsid="00217aba"/>
    </style:style>
    <style:style style:name="P40" style:family="paragraph" style:parent-style-name="Table_20_Contents">
      <style:text-properties officeooo:rsid="0021ea88" officeooo:paragraph-rsid="0021ea88"/>
    </style:style>
    <style:style style:name="P41" style:family="paragraph" style:parent-style-name="Table_20_Contents">
      <style:text-properties officeooo:rsid="0023706b" officeooo:paragraph-rsid="0023706b"/>
    </style:style>
    <style:style style:name="P42" style:family="paragraph" style:parent-style-name="Table_20_Contents">
      <style:text-properties officeooo:rsid="002535da" officeooo:paragraph-rsid="002535da"/>
    </style:style>
    <style:style style:name="P43" style:family="paragraph" style:parent-style-name="Table_20_Contents">
      <style:text-properties officeooo:rsid="002535da" officeooo:paragraph-rsid="002535da"/>
    </style:style>
    <style:style style:name="P44" style:family="paragraph" style:parent-style-name="Table_20_Contents">
      <style:paragraph-properties fo:text-align="end" style:justify-single-word="false"/>
      <style:text-properties officeooo:rsid="002aa79b" officeooo:paragraph-rsid="002aa79b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officeooo:rsid="002aa79b" officeooo:paragraph-rsid="002aa79b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9370" officeooo:paragraph-rsid="00169370" style:font-weight-asian="bold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165e" officeooo:paragraph-rsid="0019165e" style:font-weight-asian="bold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89e9" officeooo:paragraph-rsid="001389e9" style:font-weight-asian="bold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2b0139" style:font-weight-asian="bold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354d7f" style:font-weight-asian="bold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2a625" officeooo:paragraph-rsid="0032a625" style:font-weight-asian="bold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54d7f" officeooo:paragraph-rsid="00354d7f" style:font-weight-asian="bold" style:font-weight-complex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6ed26" officeooo:paragraph-rsid="0036ed26" style:font-weight-asian="bold" style:font-weight-complex="bol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02b0139"/>
    </style:style>
    <style:style style:name="P56" style:family="paragraph" style:parent-style-name="Standard">
      <style:paragraph-properties fo:text-align="start" style:justify-single-word="false">
        <style:tab-stops/>
      </style:paragraph-properties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paragraph-rsid="00354d7f"/>
    </style:style>
    <style:style style:name="P58" style:family="paragraph" style:parent-style-name="Standard">
      <style:paragraph-properties fo:text-align="end" style:justify-single-word="false">
        <style:tab-stops/>
      </style:paragraph-properties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2e1ce4" officeooo:paragraph-rsid="002e1ce4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19a34b" officeooo:paragraph-rsid="0030de89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officeooo:rsid="003013f5" officeooo:paragraph-rsid="003013f5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1a23c1" officeooo:paragraph-rsid="001a23c1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officeooo:rsid="001c05d0" officeooo:paragraph-rsid="001c05d0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1c05d0" officeooo:paragraph-rsid="001c05d0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1aca72" officeooo:paragraph-rsid="001c05d0"/>
    </style:style>
    <style:style style:name="T1" style:family="text">
      <style:text-properties officeooo:rsid="0011a14b"/>
    </style:style>
    <style:style style:name="T2" style:family="text">
      <style:text-properties officeooo:rsid="0024e40f"/>
    </style:style>
    <style:style style:name="T3" style:family="text">
      <style:text-properties officeooo:rsid="002587d6"/>
    </style:style>
    <style:style style:name="T4" style:family="text">
      <style:text-properties officeooo:rsid="0035ec6a"/>
    </style:style>
    <style:style style:name="T5" style:family="text">
      <style:text-properties officeooo:rsid="0040f593"/>
    </style:style>
    <style:style style:name="T6" style:family="text">
      <style:text-properties officeooo:rsid="0012c56c"/>
    </style:style>
    <style:style style:name="T7" style:family="text">
      <style:text-properties officeooo:rsid="003f8661"/>
    </style:style>
    <style:style style:name="T8" style:family="text">
      <style:text-properties officeooo:rsid="0041876f"/>
    </style:style>
    <style:style style:name="T9" style:family="text">
      <style:text-properties officeooo:rsid="0014fc6d"/>
    </style:style>
    <style:style style:name="T10" style:family="text">
      <style:text-properties officeooo:rsid="0015d5d6"/>
    </style:style>
    <style:style style:name="T11" style:family="text">
      <style:text-properties officeooo:rsid="00169370"/>
    </style:style>
    <style:style style:name="T12" style:family="text">
      <style:text-properties officeooo:rsid="0019165e"/>
    </style:style>
    <style:style style:name="T13" style:family="text">
      <style:text-properties officeooo:rsid="0019a34b"/>
    </style:style>
    <style:style style:name="T14" style:family="text">
      <style:text-properties officeooo:rsid="001aca72"/>
    </style:style>
    <style:style style:name="T15" style:family="text">
      <style:text-properties officeooo:rsid="001c05d0"/>
    </style:style>
    <style:style style:name="T16" style:family="text">
      <style:text-properties officeooo:rsid="00201dd2"/>
    </style:style>
    <style:style style:name="T17" style:family="text">
      <style:text-properties officeooo:rsid="0021ea88"/>
    </style:style>
    <style:style style:name="T18" style:family="text">
      <style:text-properties officeooo:rsid="0023706b"/>
    </style:style>
    <style:style style:name="T19" style:family="text">
      <style:text-properties officeooo:rsid="002535da"/>
    </style:style>
    <style:style style:name="T20" style:family="text">
      <style:text-properties officeooo:rsid="0028c785"/>
    </style:style>
    <style:style style:name="T21" style:family="text">
      <style:text-properties officeooo:rsid="002aa79b"/>
    </style:style>
    <style:style style:name="T22" style:family="text">
      <style:text-properties officeooo:rsid="002b0139"/>
    </style:style>
    <style:style style:name="T23" style:family="text">
      <style:text-properties officeooo:rsid="002bd559"/>
    </style:style>
    <style:style style:name="T24" style:family="text">
      <style:text-properties officeooo:rsid="002caa60"/>
    </style:style>
    <style:style style:name="T25" style:family="text">
      <style:text-properties officeooo:rsid="002e1ce4"/>
    </style:style>
    <style:style style:name="T26" style:family="text">
      <style:text-properties officeooo:rsid="003013f5"/>
    </style:style>
    <style:style style:name="T27" style:family="text">
      <style:text-properties officeooo:rsid="0030de89"/>
    </style:style>
    <style:style style:name="T28" style:family="text">
      <style:text-properties officeooo:rsid="0034f76b"/>
    </style:style>
    <style:style style:name="T29" style:family="text">
      <style:text-properties officeooo:rsid="00350464"/>
    </style:style>
    <style:style style:name="T30" style:family="text">
      <style:text-properties officeooo:rsid="001189f4"/>
    </style:style>
    <style:style style:name="T31" style:family="text">
      <style:text-properties officeooo:rsid="0036ed2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ydrogen Atom</text:p>
      <text:p text:style-name="Text_20_body"/>
      <text:h text:style-name="P45" text:outline-level="2">Hydrogen Atom</text:h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1">V(r) = - e^2 / 4 PI r .. Coulomb's Expressio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1">H~ = - h-bar<text:span text:style-name="T6">^2</text:span> / 2m<text:span text:style-name="T6"> ∇^2 + V(r)</text:span> 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6"><text:s/>= <text:span text:style-name="T1">- h-bar</text:span>^2<text:span text:style-name="T1"> / 2m</text:span> ∇^2 + {<text:span text:style-name="T1">- e^2 / 4 PI r</text:span>}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6"><text:s/>= <text:span text:style-name="T1">- h-bar</text:span>^2<text:span text:style-name="T1"> / 2m</text:span> ∇^2 -<text:span text:style-name="T1"> e^2 / 4 PI r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49">Recall .. Chapter 11<text:span text:style-name="T22">, Eqs 248, 230, 261 - 263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>248</text:p>
          </table:table-cell>
          <table:table-cell table:style-name="Table1.B1" office:value-type="string">
            <text:p text:style-name="P10">p<text:span text:style-name="T20"> [</text:span>r<text:span text:style-name="T20">]</text:span><text:span text:style-name="T8">~</text:span> = -i h-bar 1/r [d/dr]</text:p>
          </table:table-cell>
        </table:table-row>
        <table:table-row table:style-name="Table1.1">
          <table:table-cell table:style-name="Table1.A1" office:value-type="string">
            <text:p text:style-name="P8">230</text:p>
          </table:table-cell>
          <table:table-cell table:style-name="Table1.B1" office:value-type="string">
            <text:p text:style-name="P9">H = 1/2m [ pr^2 + L^2 / r^2 ] + V(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5">w (r, <text:span text:style-name="T2">θ</text:span><text:span text:style-name="T3">, </text:span><text:span text:style-name="T2">ϕ</text:span><text:span text:style-name="T4">)</text:span><text:span text:style-name="T5"> = R [klm] (r) Y[l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7">H~ <text:span text:style-name="T7">w (r, </text:span><text:span text:style-name="T2">θ</text:span><text:span text:style-name="T3">, </text:span><text:span text:style-name="T2">ϕ</text:span><text:span text:style-name="T4">)</text:span> = E <text:span text:style-name="T7">w (r, </text:span><text:span text:style-name="T2">θ</text:span><text:span text:style-name="T3">, </text:span><text:span text:style-name="T2">ϕ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0"><text:span text:style-name="T22">R</text:span>adial <text:span text:style-name="T22">E</text:span>quation</text:p>
          </table:table-cell>
        </table:table-row>
        <table:table-row table:style-name="Table1.1">
          <table:table-cell table:style-name="Table1.A1" office:value-type="string">
            <text:p text:style-name="P11">261</text:p>
          </table:table-cell>
          <table:table-cell table:style-name="Table1.B1" office:value-type="string">
            <text:p text:style-name="P12"><text:span text:style-name="T10">{ </text:span>[d/dr]^2 + 2/r [d/dr] </text:p>
            <text:p text:style-name="P13"><text:s text:c="2"/>+ [ 2m / h-bar^2 { E [k l] - V(r) } - l (l + 1)/ r^2 ] <text:span text:style-name="T10">} </text:span></text:p>
            <text:p text:style-name="P13"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7</text:p>
          </table:table-cell>
          <table:table-cell table:style-name="Table1.B1" office:value-type="string">
            <text:p text:style-name="P12"><text:span text:style-name="T10">{ </text:span>[d/dr]^2 + 2/r [d/dr] </text:p>
            <text:p text:style-name="P13"><text:s text:c="2"/>+ [ 2m / h-bar^2 { E [k l] - <text:span text:style-name="T9">{</text:span><text:span text:style-name="T1">- e^2 / 4 PI r</text:span><text:span text:style-name="T9">}</text:span> } - l (l + 1)/ r^2 ] <text:span text:style-name="T10">}</text:span></text:p>
            <text:p text:style-name="P13"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46">8</text:p>
          </table:table-cell>
          <table:table-cell table:style-name="Table1.B1" office:value-type="string">
            <text:p text:style-name="P12"><text:span text:style-name="T10">{ 1/</text:span>r [d/dr]<text:span text:style-name="T10"> r</text:span> </text:p>
            <text:p text:style-name="P13"><text:s text:c="2"/>+ <text:s/>2m / h-bar^2 <text:s/>E [k l] <text:s/></text:p>
            <text:p text:style-name="P13"><text:span text:style-name="T10"><text:s text:c="2"/>+ </text:span>2m / h-bar^2<text:span text:style-name="T10"> </text:span><text:span text:style-name="T9">{</text:span><text:span text:style-name="T1"> e^2 / 4 PI r</text:span><text:span text:style-name="T22"> </text:span><text:span text:style-name="T9">}</text:span> </text:p>
            <text:p text:style-name="P13"><text:s/>- l (l + 1)/ r^2 ] <text:span text:style-name="T10">}</text:span><text:span text:style-name="T22"> </text:span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>262</text:p>
          </table:table-cell>
          <table:table-cell table:style-name="Table1.B1" office:value-type="string">
            <text:p text:style-name="P12">U [k l] (r) = r R [k l] (r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>263</text:p>
          </table:table-cell>
          <table:table-cell table:style-name="Table1.B1" office:value-type="string">
            <text:p text:style-name="P12"><text:span text:style-name="T10">{ </text:span>[d/dr]^2 <text:s text:c="2"/></text:p>
            <text:p text:style-name="P13"><text:s text:c="2"/>+ 2m / h-bar^2 <text:s/>E [k l] </text:p>
            <text:p text:style-name="P13"><text:span text:style-name="T10"><text:s text:c="2"/>+ </text:span>2m / h-bar^2<text:span text:style-name="T10"> </text:span><text:s/><text:span text:style-name="T9">{</text:span><text:span text:style-name="T1"> e^2 / 4 PI r</text:span><text:span text:style-name="T22"> </text:span><text:span text:style-name="T9">}</text:span></text:p>
            <text:p text:style-name="P13"><text:span text:style-name="T10"><text:s text:c="2"/></text:span>- l (l + 1)/ r^2 ] <text:span text:style-name="T10">} </text:span>U [k l] (r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6">9</text:p>
          </table:table-cell>
          <table:table-cell table:style-name="Table1.B1" office:value-type="string">
            <text:p text:style-name="P16">k^2 = 2 m E / h-bar^2</text:p>
          </table:table-cell>
        </table:table-row>
        <table:table-row table:style-name="Table1.1">
          <table:table-cell table:style-name="Table1.A1" office:value-type="string">
            <text:p text:style-name="P46">10</text:p>
          </table:table-cell>
          <table:table-cell table:style-name="Table1.B1" office:value-type="string">
            <text:p text:style-name="P16">r = p / 2k</text:p>
          </table:table-cell>
        </table:table-row>
        <table:table-row table:style-name="Table1.1">
          <table:table-cell table:style-name="Table1.A1" office:value-type="string">
            <text:p text:style-name="P46">11</text:p>
          </table:table-cell>
          <table:table-cell table:style-name="Table1.B1" office:value-type="string">
            <text:p text:style-name="P4">λ<text:span text:style-name="T11"> = m e^2 / k 4 PI h-bar^2</text:span></text:p>
          </table:table-cell>
        </table:table-row>
        <table:table-row table:style-name="Table1.1">
          <table:table-cell table:style-name="Table1.A1" office:value-type="string">
            <text:p text:style-name="P18">1<text:span text:style-name="T21">2</text:span></text:p>
          </table:table-cell>
          <table:table-cell table:style-name="Table1.B1" office:value-type="string">
            <text:p text:style-name="P16"><text:s/>= 1 / k a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8">1<text:span text:style-name="T21">3</text:span></text:p>
          </table:table-cell>
          <table:table-cell table:style-name="Table1.B1" office:value-type="string">
            <text:p text:style-name="P14">[d/d<text:span text:style-name="T11">p</text:span>]^2<text:span text:style-name="T11"> u </text:span>+ <text:span text:style-name="T11">(λ/p - 1/4) u </text:span>- l (l + 1)<text:span text:style-name="T11">u </text:span>/ <text:span text:style-name="T11">p</text:span>^2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>Recall .. Bohr's Radius .. 4 PI h-bar^2 / m e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8">Review .. edge cases of (p)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4</text:span></text:p>
          </table:table-cell>
          <table:table-cell table:style-name="Table1.B1" office:value-type="string">
            <text:p text:style-name="P17">p -&gt; oo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<text:span text:style-name="T21">5</text:span></text:p>
          </table:table-cell>
          <table:table-cell table:style-name="Table1.B1" office:value-type="string">
            <text:p text:style-name="P17">[d/dp] u - u/4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2">1<text:span text:style-name="T21">6</text:span></text:p>
          </table:table-cell>
          <table:table-cell table:style-name="Table1.B1" office:value-type="string">
            <text:p text:style-name="P17">u<text:span text:style-name="T25"> </text:span>(p) = A exp (-p / 2) + B exp (p / 2)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7</text:span></text:p>
          </table:table-cell>
          <table:table-cell table:style-name="Table1.B1" office:value-type="string">
            <text:p text:style-name="P16">A exp (-p / 2) ==&gt; A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8</text:span></text:p>
          </table:table-cell>
          <table:table-cell table:style-name="Table1.B1" office:value-type="string">
            <text:p text:style-name="P16">B exp (p / 2) ==&gt; B <text:span text:style-name="T23">exp </text:span>(oo)<text:span text:style-name="T23"> </text:span>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9</text:span></text:p>
          </table:table-cell>
          <table:table-cell table:style-name="Table1.B1" office:value-type="string">
            <text:p text:style-name="P19">when B = 0, <text:span text:style-name="T11">B exp (p / 2)</text:span> ==&gt;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6">20</text:p>
          </table:table-cell>
          <table:table-cell table:style-name="Table1.B1" office:value-type="string">
            <text:p text:style-name="P20">p -&gt;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6">21</text:p>
          </table:table-cell>
          <table:table-cell table:style-name="Table1.B1" office:value-type="string">
            <text:p text:style-name="P17">[d/dp] u - <text:span text:style-name="T12">l (l + 1) u / p^2</text:span>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2</text:span></text:p>
          </table:table-cell>
          <table:table-cell table:style-name="Table1.B1" office:value-type="string">
            <text:p text:style-name="P20">u<text:span text:style-name="T25"> </text:span>(p) = C p^(l + 1) + D <text:span text:style-name="T24">1/</text:span>p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9">l = 0</text:p>
          </table:table-cell>
        </table:table-row>
        <table:table-row table:style-name="Table1.1">
          <table:table-cell table:style-name="Table1.A1" office:value-type="string">
            <text:p text:style-name="P2">2<text:span text:style-name="T21">3</text:span></text:p>
          </table:table-cell>
          <table:table-cell table:style-name="Table1.B1" office:value-type="string">
            <text:p text:style-name="P20">C p^(l + 1) ==&gt; <text:span text:style-name="T25">C p^(0 +1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9">C p ==&gt; </text:p>
          </table:table-cell>
        </table:table-row>
        <table:table-row table:style-name="Table1.1">
          <table:table-cell table:style-name="Table1.A1" office:value-type="string">
            <text:p text:style-name="P2">2<text:span text:style-name="T21">4</text:span></text:p>
          </table:table-cell>
          <table:table-cell table:style-name="Table1.B1" office:value-type="string">
            <text:p text:style-name="P20">D <text:span text:style-name="T24">1/</text:span>p<text:span text:style-name="T24"> ==&gt; </text:span><text:span text:style-name="T25">D 1/</text:span><text:span text:style-name="T24">0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9">D 1/p ==&gt; 0, when D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0"><text:span text:style-name="T27">A</text:span>nsatz<text:span text:style-name="T27"> Expression</text:span></text:p>
          </table:table-cell>
        </table:table-row>
        <table:table-row table:style-name="Table1.1">
          <table:table-cell table:style-name="Table1.A1" office:value-type="string">
            <text:p text:style-name="P2">2<text:span text:style-name="T21">5</text:span></text:p>
          </table:table-cell>
          <table:table-cell table:style-name="Table1.B1" office:value-type="string">
            <text:p text:style-name="P21">u<text:span text:style-name="T26"> </text:span>(p) = exp (-p/2) p^(l + 1) F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6</text:span></text:p>
          </table:table-cell>
          <table:table-cell table:style-name="Table1.B1" office:value-type="string">
            <text:p text:style-name="P21">{ p [d/dp]^2 + (2l + 2 - p) [d/dp] - (l + 1 - λ) } F (p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7</text:span></text:p>
          </table:table-cell>
          <table:table-cell table:style-name="Table1.B1" office:value-type="string">
            <text:p text:style-name="P21">F (p) = Sum [j = 0 .. oo] c[j] p^j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8</text:span></text:p>
          </table:table-cell>
          <table:table-cell table:style-name="Table1.B1" office:value-type="string">
            <text:p text:style-name="P22">p Sum [j] <text:s/>c[j] j(j - 1) p^(j - 2)</text:p>
            <text:p text:style-name="P22"><text:s/>+ Sum [j] (2l + 2 - p) c[j] p^(j-1)</text:p>
            <text:p text:style-name="P22"><text:s/>- Sum [j] (l + 1 - <text:s/><text:span text:style-name="T13">λ</text:span>) <text:s/>c[j] p^(j) = 0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9</text:span></text:p>
          </table:table-cell>
          <table:table-cell table:style-name="Table1.B1" office:value-type="string">
            <text:p text:style-name="P22">Sum [j] <text:s/>{ c[j] j(j - 1) + c[j] (2l + 2) } p^(j-1)</text:p>
            <text:p text:style-name="P22"><text:s/>- Sum [j] { c[j] <text:s/>+ c[j] <text:s/>(l + 1 - <text:s/><text:span text:style-name="T13">λ</text:span>) } p^(j) = 0</text:p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46">30</text:p>
          </table:table-cell>
          <table:table-cell table:style-name="Table1.B1" office:value-type="string">
            <text:p text:style-name="P22">c[j<text:span text:style-name="T14"> + 1</text:span>] j(j <text:span text:style-name="T14">+</text:span> 1) <text:s/>+ c[j<text:span text:style-name="T14"> + 1</text:span>] (2l + 2) <text:span text:style-name="T14">(j + 1) </text:span></text:p>
            <text:p text:style-name="P22"><text:s/>- c[j]<text:span text:style-name="T14"> j</text:span> <text:s/>+ c[j] <text:s/>(l + 1 - <text:s/><text:span text:style-name="T13">λ</text:span>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6">31</text:p>
          </table:table-cell>
          <table:table-cell table:style-name="Table1.B1" office:value-type="string">
            <text:p text:style-name="P23">c[j + 1] = (j + l + 1 - <text:s/><text:span text:style-name="T13">λ</text:span>) c[j] / (j + 1)(j + 1l + 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text:span text:style-name="T21">2</text:span></text:p>
          </table:table-cell>
          <table:table-cell table:style-name="Table1.B1" office:value-type="string">
            <text:p text:style-name="P24">c[j + 1] = c[j] / (j + 1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text:span text:style-name="T21">3</text:span></text:p>
          </table:table-cell>
          <table:table-cell table:style-name="Table1.B1" office:value-type="string">
            <text:p text:style-name="P25">c[j] = const / j!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6">34</text:p>
          </table:table-cell>
          <table:table-cell table:style-name="Table1.B1" office:value-type="string">
            <text:p text:style-name="P25">F (p) = Sum [j] c[j] p^j</text:p>
          </table:table-cell>
        </table:table-row>
        <table:table-row table:style-name="Table1.1">
          <table:table-cell table:style-name="Table1.A1" office:value-type="string">
            <text:p text:style-name="P2">3<text:span text:style-name="T21">5</text:span></text:p>
          </table:table-cell>
          <table:table-cell table:style-name="Table1.B1" office:value-type="string">
            <text:p text:style-name="P25"><text:s/>= const Sum [j] 1 / j! p^j</text:p>
          </table:table-cell>
        </table:table-row>
        <table:table-row table:style-name="Table1.1">
          <table:table-cell table:style-name="Table1.A1" office:value-type="string">
            <text:p text:style-name="P26">3<text:span text:style-name="T21">6</text:span></text:p>
          </table:table-cell>
          <table:table-cell table:style-name="Table1.B1" office:value-type="string">
            <text:p text:style-name="P25"><text:s/>= const exp (p)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3<text:span text:style-name="T21">7</text:span></text:p>
          </table:table-cell>
          <table:table-cell table:style-name="Table1.B1" office:value-type="string">
            <text:p text:style-name="P25">u(p) = p^(l + 1) exp (p / 2)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3<text:span text:style-name="T21">8</text:span></text:p>
          </table:table-cell>
          <table:table-cell table:style-name="Table1.B1" office:value-type="string">
            <text:p text:style-name="P25">c[j] = 0</text:p>
          </table:table-cell>
        </table:table-row>
        <table:table-row table:style-name="Table1.1">
          <table:table-cell table:style-name="Table1.A1" office:value-type="string">
            <text:p text:style-name="P26">3<text:span text:style-name="T21">9</text:span></text:p>
          </table:table-cell>
          <table:table-cell table:style-name="Table1.B1" office:value-type="string">
            <text:p text:style-name="P25">j &gt; js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46">40</text:p>
          </table:table-cell>
          <table:table-cell table:style-name="Table1.B1" office:value-type="string">
            <text:p text:style-name="P25">F (p) = Sum [j = 0 .. js] c[j] p^j</text:p>
          </table:table-cell>
        </table:table-row>
        <table:table-row table:style-name="Table1.1">
          <table:table-cell table:style-name="Table1.A1" office:value-type="string">
            <text:p text:style-name="P46">41</text:p>
          </table:table-cell>
          <table:table-cell table:style-name="Table1.B1" office:value-type="string">
            <text:p text:style-name="P25"><text:s/>= c[js] p^js .. as p -&gt; oo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4<text:span text:style-name="T21">2</text:span></text:p>
          </table:table-cell>
          <table:table-cell table:style-name="Table1.B1" office:value-type="string">
            <text:p text:style-name="P24"><text:span text:style-name="T13">λ</text:span><text:span text:style-name="T15"> = n = js + l + 1</text:span></text:p>
          </table:table-cell>
        </table:table-row>
        <table:table-row table:style-name="Table1.1">
          <table:table-cell table:style-name="Table1.A1" office:value-type="string">
            <text:p text:style-name="P26">4<text:span text:style-name="T21">3</text:span></text:p>
          </table:table-cell>
          <table:table-cell table:style-name="Table1.B1" office:value-type="string">
            <text:p text:style-name="P24"><text:span text:style-name="T13">λ</text:span><text:span text:style-name="T15"> = 1 / k a0 = n</text:span>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52">Recall .. The Principle Quantum Number (n)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6">4<text:span text:style-name="T21">4</text:span></text:p>
          </table:table-cell>
          <table:table-cell table:style-name="Table1.B1" office:value-type="string">
            <text:p text:style-name="P25">k = sqr (2 m E) / h-bar</text:p>
          </table:table-cell>
        </table:table-row>
        <table:table-row table:style-name="Table1.1">
          <table:table-cell table:style-name="Table1.A1" office:value-type="string">
            <text:p text:style-name="P26">4<text:span text:style-name="T21">5</text:span></text:p>
          </table:table-cell>
          <table:table-cell table:style-name="Table1.B1" office:value-type="string">
            <text:p text:style-name="P25">a0 = 4 PI h-bar^2 / m e^2</text:p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4<text:span text:style-name="T21">6</text:span></text:p>
          </table:table-cell>
          <table:table-cell table:style-name="Table1.B1" office:value-type="string">
            <text:p text:style-name="P25">E[n] = - m e^4 / 2 n^2 (4 PI)^2 h-bar^2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4<text:span text:style-name="T21">7</text:span></text:p>
          </table:table-cell>
          <table:table-cell table:style-name="Table1.B1" office:value-type="string">
            <text:p text:style-name="P25">p = 2 k r</text:p>
          </table:table-cell>
        </table:table-row>
        <table:table-row table:style-name="Table1.1">
          <table:table-cell table:style-name="Table1.A1" office:value-type="string">
            <text:p text:style-name="P26">4<text:span text:style-name="T21">8</text:span></text:p>
          </table:table-cell>
          <table:table-cell table:style-name="Table1.B1" office:value-type="string">
            <text:p text:style-name="P25"><text:s/>= 2 r / n a0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5">w (r, <text:span text:style-name="T2">θ</text:span><text:span text:style-name="T3">, </text:span><text:span text:style-name="T2">ϕ</text:span><text:span text:style-name="T4">)</text:span><text:span text:style-name="T5"> = R [klm] (r) Y[l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26">4<text:span text:style-name="T21">9</text:span></text:p>
          </table:table-cell>
          <table:table-cell table:style-name="Table1.B1" office:value-type="string">
            <text:p text:style-name="P25"><text:s/>= N[n l] <text:span text:style-name="T5">R [</text:span>n <text:span text:style-name="T5">l] (r) Y[l</text:span> <text:span text:style-name="T5">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46">50</text:p>
          </table:table-cell>
          <table:table-cell table:style-name="Table1.B1" office:value-type="string">
            <text:p text:style-name="P25"><text:s/>= N[n l] <text:s/>U [n l] (2r / n a0) Y [l m] <text:span text:style-name="T5">(</text:span><text:span text:style-name="T2">θ</text:span><text:span text:style-name="T3">, </text:span><text:span text:style-name="T2">ϕ</text:span><text:span text:style-name="T5">)</text:span> / r 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46">51</text:p>
          </table:table-cell>
          <table:table-cell table:style-name="Table1.B1" office:value-type="string">
            <text:p text:style-name="P25">p = 2 r / n a0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5<text:span text:style-name="T21">2</text:span></text:p>
          </table:table-cell>
          <table:table-cell table:style-name="Table1.B1" office:value-type="string">
            <text:p text:style-name="P25">u [n l] (p) = p^(l + 1) exp (-p / 2) F[n l] (p)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5<text:span text:style-name="T21">3</text:span></text:p>
          </table:table-cell>
          <table:table-cell table:style-name="Table1.B1" office:value-type="string">
            <text:p text:style-name="P23">c[j + 1] = (j + l + 1 - <text:s/><text:span text:style-name="T13">λ</text:span>) c[j] / (j + 1)(j + 1l + 2)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6">5<text:span text:style-name="T21">4</text:span></text:p>
          </table:table-cell>
          <table:table-cell table:style-name="Table1.B1" office:value-type="string">
            <text:p text:style-name="P25">c[0] = 1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9">Normalize N<text:span text:style-name="T28"> </text:span>[n<text:span text:style-name="T28">,</text:span> l]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6">5<text:span text:style-name="T21">5</text:span></text:p>
          </table:table-cell>
          <table:table-cell table:style-name="Table1.B1" office:value-type="string">
            <text:p text:style-name="P27">1 = Integrate [r = 0 .. oo] r^2 dr</text:p>
            <text:p text:style-name="P27"><text:s text:c="2"/>Integrate [ <text:span text:style-name="T2">θ</text:span> = 0 .. PI] <text:s/>sin <text:s/><text:span text:style-name="T2">θ</text:span> d<text:span text:style-name="T2">θ</text:span></text:p>
            <text:p text:style-name="P27"><text:s text:c="2"/>Integrate [ <text:span text:style-name="T2">ϕ</text:span> = 0 .. 2 PI] w (r, <text:span text:style-name="T2">θ</text:span><text:span text:style-name="T3">, </text:span><text:span text:style-name="T2">ϕ</text:span>)* w (r, <text:span text:style-name="T2">θ</text:span><text:span text:style-name="T3">, </text:span><text:span text:style-name="T2">ϕ</text:span>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56">
            <text:p text:style-name="P3">5<text:span text:style-name="T21">6</text:span></text:p>
          </table:table-cell>
          <table:table-cell table:style-name="Table1.B1" office:value-type="string">
            <text:p text:style-name="P28"><text:s/>= N [n l]^2 Integrate [r = 0 .. oo] r^2 R[n l] (r)^2 dr</text:p>
          </table:table-cell>
        </table:table-row>
        <table:table-row table:style-name="Table1.1">
          <table:table-cell table:style-name="Table1.A117" office:value-type="float" office:value="57">
            <text:p text:style-name="P3">5<text:span text:style-name="T21">7</text:span></text:p>
          </table:table-cell>
          <table:table-cell table:style-name="Table1.B1" office:value-type="string">
            <text:p text:style-name="P28"><text:s/>= N [n l]^2 Integrate [r = 0 .. oo] r^2 U[n l] (2r / n a0)^2 dr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58">
            <text:p text:style-name="P3">5<text:span text:style-name="T21">8</text:span></text:p>
          </table:table-cell>
          <table:table-cell table:style-name="Table1.B1" office:value-type="string">
            <text:p text:style-name="P33">E[n] = m e^4 / 2 n^2 (4 PI)^2 h-bar^2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17" office:value-type="float" office:value="59">
            <text:p text:style-name="P3">5<text:span text:style-name="T21">9</text:span></text:p>
          </table:table-cell>
          <table:table-cell table:style-name="Table1.B1" office:value-type="string">
            <text:p text:style-name="P33">js = n - l - 1 &gt;= 0</text:p>
          </table:table-cell>
        </table:table-row>
        <table:table-row table:style-name="Table1.1">
          <table:table-cell table:style-name="Table1.A117" office:value-type="float" office:value="60">
            <text:p text:style-name="P44">60</text:p>
          </table:table-cell>
          <table:table-cell table:style-name="Table1.B1" office:value-type="string">
            <text:p text:style-name="P33">l = [0 .. n-1]</text:p>
          </table:table-cell>
        </table:table-row>
        <table:table-row table:style-name="Table1.1">
          <table:table-cell table:style-name="Table1.A117" office:value-type="float" office:value="61">
            <text:p text:style-name="P44">61</text:p>
          </table:table-cell>
          <table:table-cell table:style-name="Table1.B1" office:value-type="string">
            <text:p text:style-name="P33">m = [-l .. l]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62">
            <text:p text:style-name="P3">6<text:span text:style-name="T21">2</text:span></text:p>
          </table:table-cell>
          <table:table-cell table:style-name="Table1.B1" office:value-type="string">
            <text:p text:style-name="P33">E[n] = Sum [l = 0 .. n-1] (2l + 1)</text:p>
          </table:table-cell>
        </table:table-row>
        <table:table-row table:style-name="Table1.1">
          <table:table-cell table:style-name="Table1.A117" office:value-type="float" office:value="63">
            <text:p text:style-name="P3">6<text:span text:style-name="T21">3</text:span></text:p>
          </table:table-cell>
          <table:table-cell table:style-name="Table1.B1" office:value-type="string">
            <text:p text:style-name="P33"><text:s/>= { 2 Sum [l] } + n</text:p>
          </table:table-cell>
        </table:table-row>
        <table:table-row table:style-name="Table1.1">
          <table:table-cell table:style-name="Table1.A117" office:value-type="float" office:value="64">
            <text:p text:style-name="P3">6<text:span text:style-name="T21">4</text:span></text:p>
          </table:table-cell>
          <table:table-cell table:style-name="Table1.B1" office:value-type="string">
            <text:p text:style-name="P34"><text:s/>= n^2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65">
            <text:p text:style-name="P3">6<text:span text:style-name="T21">5</text:span></text:p>
          </table:table-cell>
          <table:table-cell table:style-name="Table1.B1" office:value-type="string">
            <text:p text:style-name="P34">quantum numbers .. [l = 0 .. n]</text:p>
          </table:table-cell>
        </table:table-row>
        <table:table-row table:style-name="Table1.1">
          <table:table-cell table:style-name="Table1.A117" office:value-type="float" office:value="66">
            <text:p text:style-name="P3">6<text:span text:style-name="T21">6</text:span></text:p>
          </table:table-cell>
          <table:table-cell table:style-name="Table1.B1" office:value-type="string">
            <text:p text:style-name="P34">also named .. [ S, P, D , F, ... ]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67">
            <text:p text:style-name="P3">6<text:span text:style-name="T21">7</text:span></text:p>
          </table:table-cell>
          <table:table-cell table:style-name="Table1.B1" office:value-type="string">
            <text:p text:style-name="P34">w [1 0 0 ] = N U[1 0] (2 r / a0) <text:s/>Y [0 0] / r</text:p>
          </table:table-cell>
        </table:table-row>
        <table:table-row table:style-name="Table1.1">
          <table:table-cell table:style-name="Table1.A117" office:value-type="float" office:value="68">
            <text:p text:style-name="P3">6<text:span text:style-name="T21">8</text:span></text:p>
          </table:table-cell>
          <table:table-cell table:style-name="Table1.B1" office:value-type="string">
            <text:p text:style-name="P34"><text:s/>= N / sqr (4 PI) * U [1 0] (2 r / a0) / r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69">
            <text:p text:style-name="P3">6<text:span text:style-name="T21">9</text:span></text:p>
          </table:table-cell>
          <table:table-cell table:style-name="Table1.B1" office:value-type="string">
            <text:p text:style-name="P34">U [1 0] (p) = exp (-p/2) p F[1 0] (p)</text:p>
          </table:table-cell>
        </table:table-row>
        <table:table-row table:style-name="Table1.1">
          <table:table-cell table:style-name="Table1.A117" office:value-type="float" office:value="70">
            <text:p text:style-name="P44">70</text:p>
          </table:table-cell>
          <table:table-cell table:style-name="Table1.B1" office:value-type="string">
            <text:p text:style-name="P34"><text:s/>= exp (-p/2) p Sum [j = 1, 0, 1] c[j] p^j</text:p>
          </table:table-cell>
        </table:table-row>
        <table:table-row table:style-name="Table1.1">
          <table:table-cell table:style-name="Table1.A117" office:value-type="float" office:value="71">
            <text:p text:style-name="P44">71</text:p>
          </table:table-cell>
          <table:table-cell table:style-name="Table1.B1" office:value-type="string">
            <text:p text:style-name="P39"><text:s/>= <text:span text:style-name="T16">exp (-p/2) p </text:span>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P40"/>
          </table:table-cell>
        </table:table-row>
        <text:soft-page-break/>
        <table:table-row table:style-name="Table1.1">
          <table:table-cell table:style-name="Table1.A117" office:value-type="float" office:value="72">
            <text:p text:style-name="P3">7<text:span text:style-name="T21">2</text:span></text:p>
          </table:table-cell>
          <table:table-cell table:style-name="Table1.B1" office:value-type="string">
            <text:p text:style-name="P35">w [1 0 0 ] = N / sqr (4 PI) * (2 / a0) <text:span text:style-name="T17">exp (- r/ a0)</text:span>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73">
            <text:p text:style-name="P3">7<text:span text:style-name="T21">3</text:span></text:p>
          </table:table-cell>
          <table:table-cell table:style-name="Table1.B1" office:value-type="string">
            <text:p text:style-name="P40">1 = Integrate r^2 <text:s/>| w[1 0 0] |^2 dr dO</text:p>
          </table:table-cell>
        </table:table-row>
        <table:table-row table:style-name="Table1.1">
          <table:table-cell table:style-name="Table1.A117" office:value-type="float" office:value="74">
            <text:p text:style-name="P3">7<text:span text:style-name="T21">4</text:span></text:p>
          </table:table-cell>
          <table:table-cell table:style-name="Table1.B1" office:value-type="string">
            <text:p text:style-name="P40"><text:s/>= N^2 Integrate r^2 U [1 0] (2 r / a0)^2 dr</text:p>
          </table:table-cell>
        </table:table-row>
        <table:table-row table:style-name="Table1.1">
          <table:table-cell table:style-name="Table1.A117" office:value-type="float" office:value="75">
            <text:p text:style-name="P3">7<text:span text:style-name="T21">5</text:span></text:p>
          </table:table-cell>
          <table:table-cell table:style-name="Table1.B1" office:value-type="string">
            <text:p text:style-name="P40"><text:s/>= N^2 (2 / a0)^2 Integrate [r = 0 .. oo] r^2 exp (-2 r / a0)</text:p>
          </table:table-cell>
        </table:table-row>
        <table:table-row table:style-name="Table1.1">
          <table:table-cell table:style-name="Table1.A117" office:value-type="float" office:value="76">
            <text:p text:style-name="P3">7<text:span text:style-name="T21">6</text:span></text:p>
          </table:table-cell>
          <table:table-cell table:style-name="Table1.B1" office:value-type="string">
            <text:p text:style-name="P40"><text:s/>= N^2 a0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77">
            <text:p text:style-name="P3">7<text:span text:style-name="T21">7</text:span></text:p>
          </table:table-cell>
          <table:table-cell table:style-name="Table1.B1" office:value-type="string">
            <text:p text:style-name="P36">w [1 0 0 ] = <text:span text:style-name="T18">1 / sqr (PI a0^3) exp (-r / a0)</text:span>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78">
            <text:p text:style-name="P3">7<text:span text:style-name="T21">8</text:span></text:p>
          </table:table-cell>
          <table:table-cell table:style-name="Table1.B1" office:value-type="string">
            <text:p text:style-name="P37"><text:span text:style-name="T2">ϕ</text:span> [<text:span text:style-name="T18">2</text:span> 0 0 ] <text:span text:style-name="T7">(r, </text:span><text:span text:style-name="T2">θ</text:span><text:span text:style-name="T3">, </text:span><text:span text:style-name="T2">ϕ</text:span><text:span text:style-name="T4">)</text:span><text:span text:style-name="T18"> </text:span>=<text:span text:style-name="T29"> </text:span><text:span text:style-name="T18">N U[2 0] (r / a0) Y[0 0] / r</text:span> </text:p>
          </table:table-cell>
        </table:table-row>
        <table:table-row table:style-name="Table1.1">
          <table:table-cell table:style-name="Table1.A117" office:value-type="float" office:value="79">
            <text:p text:style-name="P3">7<text:span text:style-name="T21">9</text:span></text:p>
          </table:table-cell>
          <table:table-cell table:style-name="Table1.B1" office:value-type="string">
            <text:p text:style-name="P41"><text:s/>= U [2 0 0] (p) = exp (-p /2) p F [2 0] (p)</text:p>
          </table:table-cell>
        </table:table-row>
        <table:table-row table:style-name="Table1.1">
          <table:table-cell table:style-name="Table1.A117" office:value-type="float" office:value="80">
            <text:p text:style-name="P44">80</text:p>
          </table:table-cell>
          <table:table-cell table:style-name="Table1.B1" office:value-type="string">
            <text:p text:style-name="P41"><text:s/>= exp (-p/2) p Sum [j = 2 0 1] c[j] p^j</text:p>
          </table:table-cell>
        </table:table-row>
        <table:table-row table:style-name="Table1.1">
          <table:table-cell table:style-name="Table1.A117" office:value-type="float" office:value="81">
            <text:p text:style-name="P44">81</text:p>
          </table:table-cell>
          <table:table-cell table:style-name="Table1.B1" office:value-type="string">
            <text:p text:style-name="P41"><text:s/>= exp (-p/2) p (c0 + c1p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82">
            <text:p text:style-name="P3">8<text:span text:style-name="T21">2</text:span></text:p>
          </table:table-cell>
          <table:table-cell table:style-name="Table1.B1" office:value-type="string">
            <text:p text:style-name="P41">c1 = 0 + l + 1 -n / (0 + 1) (0 + 2l + 2) c0</text:p>
          </table:table-cell>
        </table:table-row>
        <table:table-row table:style-name="Table1.1">
          <table:table-cell table:style-name="Table1.A117" office:value-type="float" office:value="83">
            <text:p text:style-name="P3">8<text:span text:style-name="T21">3</text:span></text:p>
          </table:table-cell>
          <table:table-cell table:style-name="Table1.B1" office:value-type="string">
            <text:p text:style-name="P41"><text:s/>= -1/2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P41"/>
          </table:table-cell>
        </table:table-row>
        <table:table-row table:style-name="Table1.1">
          <table:table-cell table:style-name="Table1.A117" office:value-type="float" office:value="84">
            <text:p text:style-name="P3">8<text:span text:style-name="T21">4</text:span></text:p>
          </table:table-cell>
          <table:table-cell table:style-name="Table1.B1" office:value-type="string">
            <text:p text:style-name="P38"><text:span text:style-name="T2">ϕ</text:span><text:span text:style-name="T19"> [2 0 0] = N / sqr (4 PI) (1 - 1/2 p) p/4 exp (-p/2)</text:span></text:p>
          </table:table-cell>
        </table:table-row>
        <table:table-row table:style-name="Table1.1">
          <table:table-cell table:style-name="Table1.A117" office:value-type="float" office:value="85">
            <text:p text:style-name="P3">8<text:span text:style-name="T21">5</text:span></text:p>
          </table:table-cell>
          <table:table-cell table:style-name="Table1.B1" office:value-type="string">
            <text:p text:style-name="P42"><text:s/>= N / a0 sqr (4 PI) (1 -r1/2 a0) exp (-r/2 a0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86">
            <text:p text:style-name="P3">8<text:span text:style-name="T21">6</text:span></text:p>
          </table:table-cell>
          <table:table-cell table:style-name="Table1.B1" office:value-type="string">
            <text:p text:style-name="P42">N = 1/sqr (2 a0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87">
            <text:p text:style-name="P3">8<text:span text:style-name="T21">7</text:span></text:p>
          </table:table-cell>
          <table:table-cell table:style-name="Table1.B1" office:value-type="string">
            <text:p text:style-name="P42">w [2 0 0] = 1 / sqr (8 PI a0^3) (1 - r/2 a0) exp (-r / 2 a0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88">
            <text:p text:style-name="P3">8<text:span text:style-name="T21">8</text:span></text:p>
          </table:table-cell>
          <table:table-cell table:style-name="Table1.B1" office:value-type="string">
            <text:p text:style-name="P42">w [n l m] = polynomial in r of order &lt;= n-1) exp (-r / n a0)</text:p>
            <text:p text:style-name="P42"><text:s text:c="4"/>Y [l m] (<text:span text:style-name="T2">θ</text:span><text:span text:style-name="T3">, </text:span><text:span text:style-name="T2">ϕ</text:span>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89">
            <text:p text:style-name="P3">8<text:span text:style-name="T21">9</text:span></text:p>
          </table:table-cell>
          <table:table-cell table:style-name="Table1.B1" office:value-type="string">
            <text:p text:style-name="P42">r = [r1 .. r2]</text:p>
          </table:table-cell>
        </table:table-row>
        <table:table-row table:style-name="Table1.1">
          <table:table-cell table:style-name="Table1.A117" office:value-type="float" office:value="90">
            <text:p text:style-name="P44">90</text:p>
          </table:table-cell>
          <table:table-cell table:style-name="Table1.B1" office:value-type="string">
            <text:p text:style-name="P42">Prob (r) = Integrate [r] r^2 dr</text:p>
            <text:p text:style-name="P42"><text:s text:c="4"/>Integrate w [n l m]* w[n l m] dw</text:p>
          </table:table-cell>
        </table:table-row>
        <table:table-row table:style-name="Table1.1">
          <table:table-cell table:style-name="Table1.A117" office:value-type="float" office:value="91">
            <text:p text:style-name="P44">91</text:p>
          </table:table-cell>
          <table:table-cell table:style-name="Table1.B1" office:value-type="string">
            <text:p text:style-name="P42"><text:s/>= Integrate [r] r^2 R[n l]^2 (r)</text:p>
          </table:table-cell>
        </table:table-row>
        <table:table-row table:style-name="Table1.1">
          <table:table-cell table:style-name="Table1.A117" office:value-type="float" office:value="92">
            <text:p text:style-name="P3">9<text:span text:style-name="T21">2</text:span></text:p>
          </table:table-cell>
          <table:table-cell table:style-name="Table1.B1" office:value-type="string">
            <text:p text:style-name="P42"><text:s/>= Integrate [r] P(r) dr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17" office:value-type="float" office:value="93">
            <text:p text:style-name="P3">9<text:span text:style-name="T21">3</text:span></text:p>
          </table:table-cell>
          <table:table-cell table:style-name="Table1.B1" office:value-type="string">
            <text:p text:style-name="P31">P(r) = r^2 R[n l]^2 (r)</text:p>
          </table:table-cell>
        </table:table-row>
        <table:table-row table:style-name="Table1.1">
          <table:table-cell table:style-name="Table1.A117" office:value-type="float" office:value="94">
            <text:p text:style-name="P3">9<text:span text:style-name="T21">4</text:span></text:p>
          </table:table-cell>
          <table:table-cell table:style-name="Table1.B1" office:value-type="string">
            <text:p text:style-name="P31"><text:s/>= 2 nth order polynomial in r * exp (-2 r / n a0)</text:p>
          </table:table-cell>
        </table:table-row>
        <table:table-row table:style-name="Table1.1">
          <table:table-cell table:style-name="Table1.A117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  <text:h text:style-name="P45" text:outline-level="2">The scale of the world</text:h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3">Avagadro's Number. The Number of Molecules in 1 cubic cm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5</text:span></text:p>
          </table:table-cell>
          <table:table-cell table:style-name="Table2.B1" office:value-type="string">
            <text:p text:style-name="P4">Na = 6.02e2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7">mole = (no. of protons + neutrons per<text:span text:style-name="T30"> </text:span>molecule) × 1 gram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4">The volume of a generic atom in it's ground state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6</text:span></text:p>
          </table:table-cell>
          <table:table-cell table:style-name="Table2.B1" office:value-type="string">
            <text:p text:style-name="P32">v = (2 a0)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1">Bohr radius<text:span text:style-name="T31"> of a Hydrogen Atom</text:span>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7</text:span></text:p>
          </table:table-cell>
          <table:table-cell table:style-name="Table2.B1" office:value-type="string">
            <text:p text:style-name="P32">a0 = 4 pi h-bar^2 / m e^2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8</text:span></text:p>
          </table:table-cell>
          <table:table-cell table:style-name="Table2.B1" office:value-type="string">
            <text:p text:style-name="P32"><text:s/>= 5e-9 cm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3">Volume of a Hydrogen Atom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9</text:span></text:p>
          </table:table-cell>
          <table:table-cell table:style-name="Table2.B1" office:value-type="string">
            <text:p text:style-name="P32">v = 10e-24 cm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3">The Volume of 1 mole of Hydrogen Atoms</text:p>
          </table:table-cell>
        </table:table-row>
        <table:table-row table:style-name="Table2.1">
          <table:table-cell table:style-name="Table2.A1" office:value-type="string">
            <text:p text:style-name="P61">100</text:p>
          </table:table-cell>
          <table:table-cell table:style-name="Table2.B1" office:value-type="string">
            <text:p text:style-name="P32">Vmole = NaV </text:p>
          </table:table-cell>
        </table:table-row>
        <table:table-row table:style-name="Table2.1">
          <table:table-cell table:style-name="Table2.A1" office:value-type="string">
            <text:p text:style-name="P61">101</text:p>
          </table:table-cell>
          <table:table-cell table:style-name="Table2.B1" office:value-type="string">
            <text:p text:style-name="P32"><text:s/>= 0.6 cm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3">Binding Energy of 2 Hydrogen Atoms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2</text:span></text:p>
          </table:table-cell>
          <table:table-cell table:style-name="Table2.B1" office:value-type="string">
            <text:p text:style-name="P32">| E[1] | = m e^4 / 2 (4 PI)^2 h-bar^2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3</text:span></text:p>
          </table:table-cell>
          <table:table-cell table:style-name="Table2.B1" office:value-type="string">
            <text:p text:style-name="P32"><text:s/>= 2e-18 Jule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3">Energy Released by a mole of Hydrogen Atoms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4</text:span></text:p>
          </table:table-cell>
          <table:table-cell table:style-name="Table2.B1" office:value-type="string">
            <text:p text:style-name="P32">E = Na | E1 |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5</text:span></text:p>
          </table:table-cell>
          <table:table-cell table:style-name="Table2.B1" office:value-type="string">
            <text:p text:style-name="P32"><text:s/>= 1200 kJ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</table:table>
      <text:p text:style-name="Standard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1-27T01:42:35.236963474</dc:date>
    <meta:editing-duration>PT51M58S</meta:editing-duration>
    <meta:editing-cycles>16</meta:editing-cycles>
    <meta:generator>LibreOffice/7.2.7.2$Linux_X86_64 LibreOffice_project/20$Build-2</meta:generator>
    <meta:document-statistic meta:table-count="2" meta:image-count="0" meta:object-count="0" meta:page-count="7" meta:paragraph-count="261" meta:word-count="1492" meta:character-count="4770" meta:non-whitespace-character-count="3433"/>
  </office:meta>
</office:document-meta>
</file>